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652cm" fo:margin-left="8.954cm" table:align="left"/>
    </style:style>
    <style:style style:name="Таблица1.A" style:family="table-column">
      <style:table-column-properties style:column-width="8.652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00190d" officeooo:paragraph-rsid="0000190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00190d" officeooo:paragraph-rsid="0000190d" style:font-weight-asian="normal" style:font-weight-complex="normal"/>
    </style:style>
    <style:style style:name="P3" style:family="paragraph" style:parent-style-name="Table_20_Contents">
      <style:text-properties fo:language="ru" fo:country="RU" officeooo:rsid="000bf727" officeooo:paragraph-rsid="0000190d"/>
    </style:style>
    <style:style style:name="P4" style:family="paragraph" style:parent-style-name="Table_20_Contents">
      <style:text-properties style:font-name="Times New Roman" fo:language="ru" fo:country="RU" officeooo:rsid="000bf727" officeooo:paragraph-rsid="00011012"/>
    </style:style>
    <style:style style:name="P5" style:family="paragraph" style:parent-style-name="Table_20_Contents">
      <style:text-properties fo:language="ru" fo:country="RU" officeooo:rsid="000bf727" officeooo:paragraph-rsid="00011012"/>
    </style:style>
    <style:style style:name="P6" style:family="paragraph" style:parent-style-name="Table_20_Contents">
      <style:text-properties fo:language="ru" fo:country="RU" officeooo:rsid="000c71a5" officeooo:paragraph-rsid="00011012"/>
    </style:style>
    <style:style style:name="T1" style:family="text">
      <style:text-properties officeooo:rsid="000bf727"/>
    </style:style>
    <style:style style:name="T2" style:family="text">
      <style:text-properties officeooo:rsid="000d88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Мировому судье судебного участка № 130 <text:span text:style-name="T2">в</text:span> г. Шарыпово, </text:p>
            <text:p text:style-name="P5"><text:span text:style-name="T2">662311, г. Шарыпово, </text:span>мкр. Пионерный, 13/14</text:p>
            <text:p text:style-name="P5"/>
            <text:p text:style-name="P5">Истец: Баженова Татьяна Васильевна</text:p>
            <text:p text:style-name="P5">адрес: г. Шарыпово, 2 мкр, д. 17, кв. 44</text:p>
            <text:p text:style-name="P5">89535902008</text:p>
            <text:p text:style-name="P5"/>
            <text:p text:style-name="P5">Ответчик: ООО «Регион 24»</text:p>
            <text:p text:style-name="P5">ОГРН 1172468073645 ИНН 2466187809 КПП 246601001</text:p>
            <text:p text:style-name="P5">660020, Россия, г. Красноярск, ул. Качинская, д.20, помещение 3-304</text:p>
            <text:p text:style-name="P6">Адрес для получения почты: 634009, г. Томск ул. Большая подгорная 40</text:p>
            <text:p text:style-name="P5"/>
            <text:p text:style-name="P5">Представитель Ответчика:</text:p>
            <text:p text:style-name="P5">Виталий Сергеевич Гусев</text:p>
            <text:p text:style-name="P4">+7 913 874 64 19</text:p>
          </table:table-cell>
        </table:table-row>
      </table:table>
      <text:p text:style-name="P1"/>
      <text:p text:style-name="P1">Ходатайство о рассмотрении дела без участия </text:p>
      <text:p text:style-name="P1"/>
      <text:p text:style-name="P2"><text:tab/>В производстве мирового судьи <text:s/><text:span text:style-name="T1">судебного участка № 130 г. Шарыпово </text:span>находится гражданское дело по Иску <text:span text:style-name="T1">Баженов</text:span>ой<text:span text:style-name="T1"> Татьян</text:span>ы<text:span text:style-name="T1"> Васильевна </text:span>к ООО «Регион 24». </text:p>
      <text:p text:style-name="P2"><text:tab/>Прошу рассмотреть дело в отсутствие представителя Ответчика. Против вынесения заочного решения не возражаю.</text:p>
      <text:p text:style-name="P2"/>
      <text:p text:style-name="P2">Представитель </text:p>
      <text:p text:style-name="P2">ООО «Регион 24» <text:s text:c="114"/>В. С. Гусев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 LibreOffice_project/8061b3e9204bef6b321a21033174034a5e2ea88e</meta:generator>
    <dc:date>2020-08-17T13:09:20.267000000</dc:date>
    <meta:editing-duration>PT5M4S</meta:editing-duration>
    <meta:editing-cycles>2</meta:editing-cycles>
    <meta:document-statistic meta:table-count="1" meta:image-count="0" meta:object-count="0" meta:page-count="1" meta:paragraph-count="17" meta:word-count="117" meta:character-count="909" meta:non-whitespace-character-count="688"/>
  </office:meta>
</office:document-meta>
</file>